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D000005EB9ADFC14160D17909.png" manifest:media-type="image/png"/>
  <manifest:file-entry manifest:full-path="Pictures/10000001000005DD000005DBEDA8E95DD8A14097.png" manifest:media-type="image/png"/>
  <manifest:file-entry manifest:full-path="Pictures/100000010000041C0000041C48989B114ACB36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" svg:font-family="Roboto" style:font-family-generic="modern" style:font-pitch="variable"/>
    <style:font-face style:name="Roboto Light" svg:font-family="'Roboto Light'" style:font-pitch="variable"/>
    <style:font-face style:name="Roboto Light1" svg:font-family="'Roboto Light'" style:font-family-generic="modern" style:font-pitch="variable"/>
    <style:font-face style:name="Roboto Light2" svg:font-family="'Roboto Light'" style:font-family-generic="modern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g draw:name="circulo grande">
          <draw:custom-shape draw:name="circulo grande fondo" draw:style-name="gr1" draw:text-style-name="P2" draw:layer="layout" svg:width="14.999cm" svg:height="14.999cm" svg:x="1.106cm" svg:y="3.317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estrella" draw:style-name="gr2" draw:text-style-name="P3" draw:layer="layout" svg:width="14.899cm" svg:height="14.899cm" draw:transform="rotate (-0.199840199353351) translate (2.782cm 2.037cm)">
            <draw:image xlink:href="Pictures/100000010000041C0000041C48989B114ACB363B.png" xlink:type="simple" xlink:show="embed" xlink:actuate="onLoad" draw:mime-type="image/png">
              <text:p/>
            </draw:image>
          </draw:frame>
          <draw:custom-shape draw:name="circulo grande centro" draw:style-name="gr1" draw:text-style-name="P2" draw:layer="layout" svg:width="11.999cm" svg:height="11.999cm" svg:x="2.606cm" svg:y="4.817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punto centro" draw:style-name="gr1" draw:text-style-name="P2" draw:layer="layout" svg:width="0.099cm" svg:height="0.099cm" svg:x="8.556cm" svg:y="10.767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circulo pequeño">
          <draw:custom-shape draw:name="cicurculo pequeño fondo" draw:style-name="gr3" draw:text-style-name="P4" draw:layer="layout" svg:width="11.999cm" svg:height="11.999cm" svg:x="16.571cm" svg:y="4.591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estrella pequeña" draw:style-name="gr2" draw:text-style-name="P3" draw:layer="layout" svg:width="11.899cm" svg:height="11.899cm" draw:transform="rotate (-0.199840199353351) translate (17.92cm 3.578cm)">
            <draw:image xlink:href="Pictures/100000010000041C0000041C48989B114ACB363B.png" xlink:type="simple" xlink:show="embed" xlink:actuate="onLoad" draw:mime-type="image/png">
              <text:p/>
            </draw:image>
          </draw:frame>
          <draw:custom-shape draw:name="circulo pequeño centro" draw:style-name="gr1" draw:text-style-name="P2" draw:layer="layout" svg:width="8.007cm" svg:height="8.007cm" svg:x="18.567cm" svg:y="6.587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punto centro" draw:style-name="gr1" draw:text-style-name="P2" draw:layer="layout" svg:width="0.099cm" svg:height="0.099cm" svg:x="22.521cm" svg:y="10.541cm">
            <text:p text:style-name="P1"><text:span text:style-name="T1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Picture 5" draw:style-name="gr2" draw:text-style-name="P3" draw:layer="layout" svg:width="9.489cm" svg:height="9.489cm" svg:x="17.83cm" svg:y="5.887cm">
          <draw:image xlink:href="Pictures/10000001000005DD000005DBEDA8E95DD8A14097.png" xlink:type="simple" xlink:show="embed" xlink:actuate="onLoad" draw:mime-type="image/png">
            <text:p/>
          </draw:image>
        </draw:frame>
        <draw:frame draw:name="Picture 7" draw:style-name="gr2" draw:text-style-name="P3" draw:layer="layout" svg:width="14.018cm" svg:height="14.126cm" svg:x="1.596cm" svg:y="3.754cm">
          <draw:image xlink:href="Pictures/10000001000005DD000005EB9ADFC14160D17909.png" xlink:type="simple" xlink:show="embed" xlink:actuate="onLoad" draw:mime-type="image/png">
            <text:p/>
          </draw:image>
        </draw:frame>
        <draw:frame draw:name="Picture 35" draw:style-name="gr2" draw:text-style-name="P3" draw:layer="layout" svg:width="11.014cm" svg:height="11.099cm" svg:x="17.058cm" svg:y="5.091cm">
          <draw:image xlink:href="Pictures/10000001000005DD000005EB9ADFC14160D179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" svg:font-family="Roboto" style:font-family-generic="modern" style:font-pitch="variable"/>
    <style:font-face style:name="Roboto Light" svg:font-family="'Roboto Light'" style:font-pitch="variable"/>
    <style:font-face style:name="Roboto Light1" svg:font-family="'Roboto Light'" style:font-family-generic="modern" style:font-pitch="variable"/>
    <style:font-face style:name="Roboto Light2" svg:font-family="'Roboto Light'" style:font-family-generic="modern"/>
    <style:font-face style:name="Roboto1" svg:font-family="Roboto" style:font-family-generic="moder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0.7999992370605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7999992370605pt" style:font-style-asian="normal" style:font-weight-asian="normal" style:font-name-complex="Lohit Devanagari" style:font-family-complex="'Lohit Devanagari'" style:font-family-generic-complex="system" style:font-pitch-complex="variable" style:font-size-complex="30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fo:background-color="transparent" style:font-size-asian="22.1000003814697pt" style:font-style-asian="normal" style:font-weight-asian="normal" style:font-size-complex="22.100000381469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50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6.199996948242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.1999998092651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6.1999969482422pt" fo:letter-spacing="normal" fo:language="en" fo:country="US" fo:font-style="normal" style:text-underline-style="none" fo:font-weight="normal" fo:background-color="transparent" style:font-size-asian="66.1999969482422pt" style:font-style-asian="normal" style:font-weight-asian="normal" style:font-size-complex="66.1999969482422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3.1999998092651pt" fo:letter-spacing="normal" fo:language="es" fo:country="ES" fo:font-style="normal" style:text-underline-style="none" fo:font-weight="normal" fo:background-color="transparent" style:font-size-asian="13.1999998092651pt" style:font-style-asian="normal" style:font-weight-asian="normal" style:font-size-complex="13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244cm" svg:height="7.31cm" svg:x="2.227cm" svg:y="3.437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8" draw:layer="backgroundobjects" svg:width="6.681cm" svg:height="1.117cm" svg:x="2.042cm" svg:y="19.46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0.023cm" svg:height="1.117cm" svg:x="9.838cm" svg:y="19.46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6.681cm" svg:height="1.117cm" svg:x="20.975cm" svg:y="19.463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Title_20_Slide-outline1" draw:layer="backgroundobjects" svg:width="26.728cm" svg:height="12.178cm" svg:x="1.48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obrado Rubio, Juan Daniel</meta:initial-creator>
    <meta:editing-cycles>14</meta:editing-cycles>
    <meta:print-date>2018-06-30T22:32:10</meta:print-date>
    <meta:creation-date>2018-06-30T21:06:43</meta:creation-date>
    <dc:date>2025-03-05T18:49:11.981258718</dc:date>
    <meta:editing-duration>PT3H3M58S</meta:editing-duration>
    <meta:generator>LibreOffice/7.3.7.2$Linux_X86_64 LibreOffice_project/30$Build-2</meta:generator>
    <meta:document-statistic meta:object-count="36"/>
    <meta:user-defined meta:name="AppVersion">16.0012</meta:user-defined>
    <meta:user-defined meta:name="PresentationFormat">Custom</meta:user-defined>
    <meta:user-defined meta:name="Slides" meta:value-type="float">5</meta:user-defined>
  </office:meta>
</office:document-meta>
</file>